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automatic-styles>
    <style:style style:name="P1" style:family="paragraph" style:parent-style-name="Standard">
      <style:text-properties officeooo:rsid="001bf03e" officeooo:paragraph-rsid="001bf03e"/>
    </style:style>
    <style:style style:name="P2" style:family="paragraph" style:parent-style-name="Standard" style:list-style-name="L1">
      <style:text-properties officeooo:rsid="001bf03e" officeooo:paragraph-rsid="001bf03e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Poppins" fo:font-size="9.60000038146973pt" fo:letter-spacing="normal" fo:font-style="normal" fo:font-weight="normal"/>
    </style:style>
    <style:style style:name="P4" style:family="paragraph" style:parent-style-name="Text_20_body">
      <style:text-properties officeooo:rsid="001bf03e" officeooo:paragraph-rsid="001bf03e"/>
    </style:style>
    <style:style style:name="P5" style:family="paragraph" style:parent-style-name="Text_20_body">
      <style:text-properties officeooo:rsid="001d84a1" officeooo:paragraph-rsid="001d84a1"/>
    </style:style>
    <style:style style:name="P6" style:family="paragraph" style:parent-style-name="Text_20_body">
      <style:text-properties officeooo:rsid="001dabfd" officeooo:paragraph-rsid="001dabfd"/>
    </style:style>
    <style:style style:name="P7" style:family="paragraph" style:parent-style-name="Text_20_body">
      <style:text-properties officeooo:paragraph-rsid="001e55f1"/>
    </style:style>
    <style:style style:name="T1" style:family="text">
      <style:text-properties fo:font-variant="normal" fo:text-transform="none" fo:color="#000000" loext:opacity="100%" style:font-name="Poppins" fo:font-size="9.60000038146973pt" fo:letter-spacing="normal" fo:font-style="normal" fo:font-weight="bold"/>
    </style:style>
    <style:style style:name="T2" style:family="text">
      <style:text-properties officeooo:rsid="001dabfd"/>
    </style:style>
    <style:style style:name="T3" style:family="text">
      <style:text-properties officeooo:rsid="001e55f1"/>
    </style:style>
    <style:style style:name="T4" style:family="text">
      <style:text-properties loext:padding="0.0193in" loext:border="0.06pt solid #e5e7e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x Commands:</text:p>
      <text:p text:style-name="P1">find:</text:p>
      <text:list xml:id="list1558757638" text:style-name="L1">
        <text:list-item>
          <text:p text:style-name="P2">maxdepth option can be used to set the maxdepth of find, mindepth can be used to set the minimum depth.</text:p>
        </text:list-item>
        <text:list-item>
          <text:p text:style-name="P2">perm allows us to search by permissions between the files. Using a -perm -abc option means abc or more (I.e u has a or more, g has b or more, o has c or more). Using a -perm /abc option means any of u having a, g having b, o having c is matched.</text:p>
        </text:list-item>
      </text:list>
      <text:p text:style-name="P4"><text:span text:style-name="Strong_20_Emphasis"><text:span text:style-name="T1">In short :</text:span></text:span></text:p>
      <text:list xml:id="list2573838719" text:style-name="L2">
        <text:list-item>
          <text:p text:style-name="P3">-perm checks permission bit by bit.</text:p>
        </text:list-item>
        <text:list-item>
          <text:p text:style-name="P3">741 : it will search for files with exact 741 permission in each bit, nor more no less.</text:p>
        </text:list-item>
        <text:list-item>
          <text:p text:style-name="P3">-741:it will search with 7 bit present in owner, minimum 4 ( minimum with read  permission but can have w or x) bit present in group  ,  minimum 1(execute) but can have additional permission for others</text:p>
        </text:list-item>
        <text:list-item>
          <text:p text:style-name="P3">/741: Any one of the permissions among 7 or 4 or 1 present anywhere among owner, group or others. → <text:span text:style-name="T2">Only these bits are checked, and an or condition is applied across all 3 sets of 3-bits.</text:span></text:p>
        </text:list-item>
      </text:list>
      <text:p text:style-name="P5">Options such as -not (to match against <text:span text:style-name="T2">not the next regex, etc.)</text:span></text:p>
      <text:p text:style-name="P6">find * -regex [a-zA-Z0-9/]*\.txt</text:p>
      <text:p text:style-name="P6">→ This firstly matches against letters and numbers as well as / (which is not covered by .), then the \ escapes the ., and txt matches against text files.</text:p>
      <text:p text:style-name="P7"><text:span text:style-name="T3">Everything needs to be escaped if “” is used with regex, eg. </text:span><text:span text:style-name="Source_20_Text"><text:span text:style-name="T4">find /etc -regex ".*\.\(txt\|html\|conf\|php\)$"</text:span></text:span></text:p>
      <text:p text:style-name="Text_20_body"><text:line-break/><text:span text:style-name="Source_20_Text"><text:span text:style-name="T4">find /etc -regex ".*\.\(txt\|html\|conf\|php\)$"</text:span></text:span>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1:23:11.285131321</meta:creation-date>
    <dc:date>2024-03-03T11:49:14.193038271</dc:date>
    <meta:editing-duration>PT15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249" meta:character-count="1303" meta:non-whitespace-character-count="1069"/>
  </office:meta>
</office:document-meta>
</file>